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3.23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table:table-column table:style-name="co1" table:number-columns-repeated="5" table:default-cell-style-name="ce1"/>
        <table:table-column table:style-name="co2" table:default-cell-style-name="ce7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" table:number-columns-repeated="3"/>
          <table:table-cell table:style-name="ce8"/>
          <table:table-cell table:style-name="ce4"/>
          <table:table-cell table:number-columns-repeated="16377"/>
        </table:table-row>
        <table:table-row table:style-name="ro1">
          <table:table-cell table:number-columns-repeated="2"/>
          <table:table-cell table:style-name="ce4" table:number-columns-repeated="3"/>
          <table:table-cell table:style-name="Default" table:number-columns-repeated="2"/>
          <table:table-cell table:number-columns-repeated="2"/>
          <table:table-cell>
            <draw:frame draw:z-index="0" draw:name="Graf 2" draw:style-name="gr1" svg:width="12.7cm" svg:height="7.629cm" svg:x="0.231cm" svg:y="0.392cm">
              <draw:object draw:notify-on-update-of-ranges="List1.D5:List1.D28 List1.E4:List1.E4 List1.E5:List1.E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string" calcext:value-type="string">
            <text:p>PWM</text:p>
          </table:table-cell>
          <table:table-cell table:style-name="ce4"/>
          <table:table-cell table:style-name="ce4" office:value-type="string" calcext:value-type="string">
            <text:p>Voltage</text:p>
          </table:table-cell>
          <table:table-cell table:style-name="ce8" office:value-type="string" calcext:value-type="string">
            <text:p>Větrák 5015</text:p>
          </table:table-cell>
          <table:table-cell table:style-name="ce8" office:value-type="string" calcext:value-type="string">
            <text:p>Větrák 502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-[.C5]+100" office:value-type="float" office:value="0" calcext:value-type="float">
            <text:p>0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-[.C6]+100" office:value-type="float" office:value="5" calcext:value-type="float">
            <text:p>5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-[.C7]+100" office:value-type="float" office:value="10" calcext:value-type="float">
            <text:p>10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-[.C8]+100" office:value-type="float" office:value="15" calcext:value-type="float">
            <text:p>15</text:p>
          </table:table-cell>
          <table:table-cell table:style-name="ce2" office:value-type="float" office:value="0.82" calcext:value-type="float">
            <text:p>0,8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-[.C9]+100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8" office:value-type="string" calcext:value-type="string">
            <text:p>start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-[.C10]+100" office:value-type="float" office:value="20" calcext:value-type="float">
            <text:p>20</text:p>
          </table:table-cell>
          <table:table-cell table:style-name="ce2" office:value-type="float" office:value="1.63" calcext:value-type="float">
            <text:p>1,6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-[.C11]+100" office:value-type="float" office:value="25" calcext:value-type="float">
            <text:p>25</text:p>
          </table:table-cell>
          <table:table-cell table:style-name="ce2" office:value-type="float" office:value="2.95" calcext:value-type="float">
            <text:p>2,95</text:p>
          </table:table-cell>
          <table:table-cell table:style-name="ce8" office:value-type="string" calcext:value-type="string">
            <text:p>start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-[.C12]+100" office:value-type="float" office:value="30" calcext:value-type="float">
            <text:p>30</text:p>
          </table:table-cell>
          <table:table-cell table:style-name="ce2" office:value-type="float" office:value="4.02" calcext:value-type="float">
            <text:p>4,0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-[.C13]+100" office:value-type="float" office:value="35" calcext:value-type="float">
            <text:p>35</text:p>
          </table:table-cell>
          <table:table-cell table:style-name="ce2" office:value-type="float" office:value="5.05" calcext:value-type="float">
            <text:p>5,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-[.C14]+100" office:value-type="float" office:value="40" calcext:value-type="float">
            <text:p>40</text:p>
          </table:table-cell>
          <table:table-cell table:style-name="ce2" office:value-type="float" office:value="6.1" calcext:value-type="float">
            <text:p>6,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-[.C15]+100" office:value-type="float" office:value="45" calcext:value-type="float">
            <text:p>45</text:p>
          </table:table-cell>
          <table:table-cell table:style-name="ce2" office:value-type="float" office:value="7.18" calcext:value-type="float">
            <text:p>7,1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-[.C16]+100" office:value-type="float" office:value="50" calcext:value-type="float">
            <text:p>50</text:p>
          </table:table-cell>
          <table:table-cell table:style-name="ce2" office:value-type="float" office:value="8.1" calcext:value-type="float">
            <text:p>8,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-[.C17]+100" office:value-type="float" office:value="55" calcext:value-type="float">
            <text:p>55</text:p>
          </table:table-cell>
          <table:table-cell table:style-name="ce2" office:value-type="float" office:value="9.01" calcext:value-type="float">
            <text:p>9,0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-[.C18]+100" office:value-type="float" office:value="60" calcext:value-type="float">
            <text:p>60</text:p>
          </table:table-cell>
          <table:table-cell table:style-name="ce2" office:value-type="float" office:value="9.86" calcext:value-type="float">
            <text:p>9,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-[.C19]+100" office:value-type="float" office:value="61" calcext:value-type="float">
            <text:p>61</text:p>
          </table:table-cell>
          <table:table-cell table:style-name="ce2" office:value-type="float" office:value="10" calcext:value-type="float">
            <text:p>1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-[.C20]+100" office:value-type="float" office:value="62" calcext:value-type="float">
            <text:p>62</text:p>
          </table:table-cell>
          <table:table-cell table:style-name="ce2" office:value-type="float" office:value="10.18" calcext:value-type="float">
            <text:p>10,1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-[.C21]+100" office:value-type="float" office:value="63" calcext:value-type="float">
            <text:p>63</text:p>
          </table:table-cell>
          <table:table-cell table:style-name="ce2" office:value-type="float" office:value="10.33" calcext:value-type="float">
            <text:p>10,3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-[.C22]+100" office:value-type="float" office:value="64" calcext:value-type="float">
            <text:p>64</text:p>
          </table:table-cell>
          <table:table-cell table:style-name="ce2" office:value-type="float" office:value="11.46" calcext:value-type="float">
            <text:p>11,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-[.C23]+100" office:value-type="float" office:value="65" calcext:value-type="float">
            <text:p>65</text:p>
          </table:table-cell>
          <table:table-cell table:style-name="ce2" office:value-type="float" office:value="11.46" calcext:value-type="float">
            <text:p>11,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-[.C24]+100" office:value-type="float" office:value="70" calcext:value-type="float">
            <text:p>70</text:p>
          </table:table-cell>
          <table:table-cell table:style-name="ce2" office:value-type="float" office:value="11.65" calcext:value-type="float">
            <text:p>11,6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-[.C25]+100" office:value-type="float" office:value="75" calcext:value-type="float">
            <text:p>75</text:p>
          </table:table-cell>
          <table:table-cell table:style-name="ce2" office:value-type="float" office:value="11.97" calcext:value-type="float">
            <text:p>11,9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-[.C26]+100" office:value-type="float" office:value="80" calcext:value-type="float">
            <text:p>80</text:p>
          </table:table-cell>
          <table:table-cell table:style-name="ce2" office:value-type="float" office:value="11.98" calcext:value-type="float">
            <text:p>11,9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-[.C27]+100" office:value-type="float" office:value="90" calcext:value-type="float">
            <text:p>90</text:p>
          </table:table-cell>
          <table:table-cell table:style-name="ce2" office:value-type="float" office:value="11.98" calcext:value-type="float">
            <text:p>11,9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-[.C28]+100" office:value-type="float" office:value="100" calcext:value-type="float">
            <text:p>100</text:p>
          </table:table-cell>
          <table:table-cell table:style-name="ce2" office:value-type="float" office:value="11.98" calcext:value-type="float">
            <text:p>11,98</text:p>
          </table:table-cell>
          <table:table-cell table:number-columns-repeated="16379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  <meta:initial-creator>Vojtěch Hamáček</meta:initial-creator>
    <meta:creation-date>2025-08-24T12:34:03Z</meta:creation-date>
    <dc:date>2025-09-22T23:01:46.617060098</dc:date>
    <meta:editing-duration>PT26M46S</meta:editing-duration>
    <meta:editing-cycles>2</meta:editing-cycles>
    <meta:document-statistic meta:table-count="1" meta:cell-count="7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156082" svg:stroke-linecap="round" draw:fill="none" draw:fill-color="#156082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01cm" svg:height="7.63cm" xlink:href=".." xlink:type="simple" chart:class="chart:scatter" chart:style-name="ch1">
        <chart:title svg:x="5.467cm" svg:y="0.287cm" chart:style-name="ch2">
          <text:p>Napětí</text:p>
        </chart:title>
        <chart:plot-area chart:style-name="ch3" table:cell-range-address="List1.D5:List1.E28 List1.E4:List1.E4" chart:data-source-has-labels="row" svg:x="0.254cm" svg:y="1.424cm" svg:width="12.193cm" svg:height="6.054cm">
          <chart:coordinate-region svg:x="1.325cm" svg:y="1.651cm" svg:width="10.842cm" svg:height="5.12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ist1.E5:List1.E28" chart:label-cell-address="List1.E4:List1.E4" chart:class="chart:scatter">
            <chart:domain table:cell-range-address="List1.D5:List1.D2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oltage</text:p>
                <draw:g>
                  <svg:desc>List1.E4:Lis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st1.D5:List1.D28</svg:desc>
                </draw:g>
              </table:table-cell>
              <table:table-cell office:value-type="float" office:value="0.84">
                <text:p>0.84</text:p>
                <draw:g>
                  <svg:desc>List1.E5:Lis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1.98">
                <text:p>11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